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  <style:text-properties officeooo:paragraph-rsid="00118edd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officeooo:rsid="00118ed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1">MEMO BASH</text:span></text:span></text:p>
      <text:p text:style-name="Text_20_body"><text:span text:style-name="Source_20_Text"/></text:p>
      <text:list xml:id="list2192392204" text:style-name="L1">
        <text:list-item>
          <text:p text:style-name="P1"><text:span text:style-name="Source_20_Text">pwd</text:span> : afficher le répertoire courant</text:p>
        </text:list-item>
        <text:list-item>
          <text:p text:style-name="P1"><text:span text:style-name="Source_20_Text">ls</text:span> : afficher le contenu du répertoire courant</text:p>
          <text:list>
            <text:list-item>
              <text:p text:style-name="P1"><text:span text:style-name="Source_20_Text">ls -lahF --color=auto</text:span></text:p>
              <text:p text:style-name="P1">voir <text:span text:style-name="Source_20_Text">alias ll=ls -lahF</text:span></text:p>
            </text:list-item>
            <text:list-item>
              <text:p text:style-name="P1"><text:span text:style-name="Source_20_Text">ls -a</text:span> : afficher tous les fichiers et répertoires cachés</text:p>
            </text:list-item>
            <text:list-item>
              <text:p text:style-name="P1"><text:span text:style-name="Source_20_Text">ls -F</text:span> : indique le type d’élément</text:p>
            </text:list-item>
            <text:list-item>
              <text:p text:style-name="P1"><text:span text:style-name="Source_20_Text">ls -l</text:span> : liste détaillée</text:p>
            </text:list-item>
            <text:list-item>
              <text:p text:style-name="P1"><text:span text:style-name="Source_20_Text">ls -h</text:span> : afficher la taille en Ko, Mo, Go…</text:p>
            </text:list-item>
            <text:list-item>
              <text:p text:style-name="P1"><text:span text:style-name="Source_20_Text">ls -t</text:span> : trier par date de dernière modification</text:p>
            </text:list-item>
          </text:list>
        </text:list-item>
        <text:list-item>
          <text:p text:style-name="P1"><text:span text:style-name="Source_20_Text">tree</text:span> : lister les fichiers sous forme d’arborescence</text:p>
          <text:list>
            <text:list-item>
              <text:p text:style-name="P8"><text:span text:style-name="Source_20_Text">tree -a</text:span> : ajouter les fichiers caché à la liste</text:p>
            </text:list-item>
          </text:list>
        </text:list-item>
        <text:list-item>
          <text:p text:style-name="P1"><text:span text:style-name="Source_20_Text">cd</text:span> : changer de répertoire On peut « compléter » un chemin avec TAB</text:p>
        </text:list-item>
        <text:list-item>
          <text:p text:style-name="P1"><text:span text:style-name="Source_20_Text">touch</text:span> : créer un fichier</text:p>
        </text:list-item>
        <text:list-item>
          <text:p text:style-name="P1"><text:span text:style-name="Source_20_Text">mkdir</text:span> : créer un répertoire</text:p>
          <text:list>
            <text:list-item>
              <text:p text:style-name="P8"><text:span text:style-name="Source_20_Text">mkdir -p</text:span> : Il sert à créer tous les répertoires intermédiaires</text:p>
            </text:list-item>
            <text:list-item>
              <text:p text:style-name="P1"><text:span text:style-name="Source_20_Text">mkdir -p animaux/vertebres/chat</text:span> : Créer 3 répertoires</text:p>
            </text:list-item>
          </text:list>
        </text:list-item>
      </text:list>
      <text:list xml:id="list2448272202" text:style-name="L2">
        <text:list-item>
          <text:p text:style-name="P3"><text:span text:style-name="Source_20_Text">cat</text:span> : Lire un fichier</text:p>
          <text:list>
            <text:list-item>
              <text:p text:style-name="P9"><text:span text:style-name="Source_20_Text">cat -n</text:span> : afficher des numéros de ligne</text:p>
            </text:list-item>
            <text:list-item>
              <text:p text:style-name="P9"><text:span text:style-name="Source_20_Text">cat -A</text:span> : lire le fichier et afficher les caractères invisibles</text:p>
            </text:list-item>
          </text:list>
        </text:list-item>
      </text:list>
      <text:p text:style-name="Text_20_body"/>
      <text:list xml:id="list134539058197097" text:continue-numbering="true" text:style-name="L2">
        <text:list-item>
          <text:p text:style-name="P3"><text:span text:style-name="Source_20_Text">less</text:span> : lire un fichier page à page</text:p>
        </text:list-item>
      </text:list>
      <text:list xml:id="list335252001" text:style-name="L3">
        <text:list-item>
          <text:p text:style-name="P4"><text:span text:style-name="Source_20_Text">cp</text:span> : copier un fichier</text:p>
        </text:list-item>
        <text:list-item>
          <text:p text:style-name="P4"><text:span text:style-name="Source_20_Text">cp -R</text:span> : copier un répertoire</text:p>
        </text:list-item>
        <text:list-item>
          <text:p text:style-name="P4"><text:span text:style-name="Source_20_Text">mv</text:span> : déplacer ou renommer</text:p>
          <text:p text:style-name="P4">Pas de distinction entre les fichiers et les répertoire, ça marche pour les 2</text:p>
        </text:list-item>
        <text:list-item>
          <text:p text:style-name="P4"><text:span text:style-name="Source_20_Text">rm</text:span> : supprimer un fichier</text:p>
          <text:list>
            <text:list-item>
              <text:p text:style-name="P10"><text:span text:style-name="Source_20_Text">rm -i</text:span> : demander confirmation</text:p>
            </text:list-item>
            <text:list-item>
              <text:p text:style-name="P10"><text:span text:style-name="Source_20_Text">rm -r</text:span> : supprimer un répertoire</text:p>
            </text:list-item>
            <text:list-item>
              <text:p text:style-name="P10"><text:span text:style-name="Source_20_Text">rm -f</text:span> : forcer la suppression</text:p>
            </text:list-item>
            <text:list-item>
              <text:p text:style-name="P10"><text:span text:style-name="Source_20_Text">rm -v</text:span> : mode verbeux</text:p>
            </text:list-item>
          </text:list>
        </text:list-item>
        <text:list-item>
          <text:p text:style-name="P4"><text:span text:style-name="Source_20_Text">rmdir</text:span> : éffacer les dossiers vide</text:p>
          <text:p text:style-name="P4"><text:soft-page-break/><text:span text:style-name="Source_20_Text">sudo</text:span> : passer en mode administrateur de manière permanente</text:p>
        </text:list-item>
      </text:list>
      <text:list xml:id="list3750094835" text:style-name="L4">
        <text:list-item>
          <text:list>
            <text:list-item>
              <text:p text:style-name="P11"><text:span text:style-name="Source_20_Text">sudo visudo</text:span> : éditer <text:span text:style-name="Source_20_Text">/etc/sudoers</text:span></text:p>
            </text:list-item>
            <text:list-item>
              <text:p text:style-name="P11"><text:span text:style-name="Source_20_Text">sudo -k</text:span> : termine une session sudo éventuellement ouverte, cela assure que la prochaine instruction sudo demandera bien un mot de passe.</text:p>
            </text:list-item>
            <text:list-item>
              <text:p text:style-name="P11"><text:span text:style-name="Source_20_Text">sudo -s</text:span> : ouvre le shell spécifié dans <text:span text:style-name="Source_20_Text">/etc/passwd</text:span> pour l’utilisateur cible (root par défaut)</text:p>
            </text:list-item>
            <text:list-item>
              <text:p text:style-name="P11"><text:span text:style-name="Source_20_Text">sudo -i</text:span> : simule un login initial et ouvre le shell spécifié dans <text:span text:style-name="Source_20_Text">/etc/passwd</text:span> pour l’utilisateur cible (root par défaut). Cela signifie que des fichiers spécifiques tels que .login ou .profile seront lus par le shell ainsi lancé</text:p>
            </text:list-item>
            <text:list-item>
              <text:p text:style-name="P11"><text:span text:style-name="Source_20_Text">sudo -E</text:span> : préserve l’environnement du shell depuis lequel la commande est lancée</text:p>
            </text:list-item>
            <text:list-item>
              <text:p text:style-name="P11"><text:span text:style-name="Source_20_Text">sudo -u &lt;user&gt;</text:span> : lancer la commande en tant que l’utilisateur</text:p>
            </text:list-item>
            <text:list-item>
              <text:p text:style-name="P11"><text:span text:style-name="Source_20_Text">sudo -g &lt;group&gt;</text:span> : lancer la commande avec le groupe bar spécifié (le groupe spécifié est le groupe primaire de l’utilisateur cible indiqué dans <text:span text:style-name="Source_20_Text">/etc/passwd</text:span>)</text:p>
            </text:list-item>
            <text:list-item>
              <text:p text:style-name="P5"><text:span text:style-name="Source_20_Text">sudo -i -u &lt;user&gt;</text:span> : permet de se connecter en tant que l’utilisateur toto (ne pas utiliser ces options pour root)</text:p>
            </text:list-item>
          </text:list>
        </text:list-item>
      </text:list>
      <text:list xml:id="list3554091103" text:style-name="L5">
        <text:list-item>
          <text:p text:style-name="P6"><text:span text:style-name="Source_20_Text">locate &lt;fichier&gt;</text:span> : rechercher un fichier par son nom</text:p>
        </text:list-item>
      </text:list>
      <text:h text:style-name="Heading_20_2" text:outline-level="2"><text:bookmark text:name="Gérer-l’affichage-des-informations"/>Gérer l’affichage des informations</text:h>
      <text:p text:style-name="Text_20_body">Organiser, traiter et manipuler l’information</text:p>
      <text:list xml:id="list4196500323" text:style-name="L6">
        <text:list-item>
          <text:p text:style-name="P7"><text:span text:style-name="Source_20_Text">grep &lt;expression&gt; &lt;fichier&gt;</text:span> : rechercher un mot dans un fichier (compatible regex)</text:p>
          <text:list>
            <text:list-item>
              <text:p text:style-name="P7"><text:span text:style-name="Source_20_Text">grep -i</text:span> : respecter la sensibilité de la case</text:p>
            </text:list-item>
            <text:list-item>
              <text:p text:style-name="P7"><text:span text:style-name="Source_20_Text">grep -n</text:span> : afficher le numéro de ligne</text:p>
            </text:list-item>
            <text:list-item>
              <text:p text:style-name="P7"><text:span text:style-name="Source_20_Text">grep -r</text:span> : rechercher dans les fichiers du répertoire — <text:span text:style-name="Source_20_Text">rgrep</text:span></text:p>
            </text:list-item>
            <text:list-item>
              <text:p text:style-name="P7"><text:span text:style-name="Source_20_Text">grep -E</text:span> : expression régulières, <text:span text:style-name="Source_20_Text">egrep</text:span> ou -e ou -P (Perl)</text:p>
            </text:list-item>
            <text:list-item>
              <text:p text:style-name="P7"><text:span text:style-name="Source_20_Text">grep -v</text:span> : inverser la recherche</text:p>
              <text:list>
                <text:list-item>
                  <text:p text:style-name="P12"><text:span text:style-name="Source_20_Text">less /etc/apt/sources.list</text:span> | <text:span text:style-name="Source_20_Text">grep -v "#"</text:span></text:p>
                </text:list-item>
              </text:list>
            </text:list-item>
            <text:list-item>
              <text:p text:style-name="P7"><text:span text:style-name="Source_20_Text">grep -o</text:span> : afficher l’expression seule</text:p>
            </text:list-item>
            <text:list-item>
              <text:p text:style-name="P7"><text:span text:style-name="Source_20_Text">grep -w</text:span> : attraper seulement un mot</text:p>
            </text:list-item>
            <text:list-item>
              <text:p text:style-name="P7"><text:span text:style-name="Source_20_Text">grep -P</text:span> : utiliser regex perl</text:p>
              <text:list>
                <text:list-item>
                  <text:p text:style-name="P12"><text:span text:style-name="Source_20_Text">grep '^$' &lt;fichier&gt;</text:span> : afficher les lignes non-vides</text:p>
                </text:list-item>
                <text:list-item>
                  <text:p text:style-name="P12"><text:span text:style-name="Source_20_Text">cat /etc/passwd/</text:span> :</text:p>
                </text:list-item>
                <text:list-item>
                  <text:p text:style-name="P12"><text:span text:style-name="Source_20_Text">grep -P '10[0-9]{2}'</text:span> : afficher la liste des utilisateurs créés par root</text:p>
                </text:list-item>
              </text:list>
            </text:list-item>
            <text:list-item>
              <text:p text:style-name="P7"><text:span text:style-name="Source_20_Text">history | grep &lt;commande&gt;</text:span>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13:31:39.362000000</meta:creation-date>
    <dc:date>2022-01-20T13:45:27.194000000</dc:date>
    <meta:editing-duration>PT1M4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57" meta:word-count="559" meta:character-count="2902" meta:non-whitespace-character-count="2454"/>
  </office:meta>
</office:document-meta>
</file>